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45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Created by OOo 3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16:38:57.64</meta:creation-date>
    <meta:document-statistic meta:table-count="0" meta:image-count="0" meta:object-count="1" meta:page-count="1" meta:paragraph-count="2" meta:word-count="4" meta:character-count="19"/>
    <dc:date>2009-08-28T16:40:26.04</dc:date>
    <meta:editing-duration>PT00H01M29S</meta:editing-duration>
    <meta:editing-cycles>1</meta:editing-cycles>
    <meta:generator>StarOffice/9$Win32 OpenOffice.org_project/300m51$Build-9408$CWS-encsig09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Hello World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8a004200fc004e00c100a4004a00a400a400fc0070008200c100f20045006e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crosignatures.xml">
        <Transforms>
          <Transform Algorithm="http://www.w3.org/TR/2001/REC-xml-c14n-20010315"/>
        </Transforms>
        <DigestMethod Algorithm="http://www.w3.org/2000/09/xmldsig#sha1"/>
        <DigestValue>KcBZ0eXl4SssuFwLkj2BF31qLLQ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RTmGXDOfqeltNVXmhtKjQeX3sw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+SYZJPC3gRcB4galVtNhyt1sMM0=</DigestValue>
      </Reference>
      <Reference URI="Basic/Standard/Module2.xml">
        <Transforms>
          <Transform Algorithm="http://www.w3.org/TR/2001/REC-xml-c14n-20010315"/>
        </Transforms>
        <DigestMethod Algorithm="http://www.w3.org/2000/09/xmldsig#sha1"/>
        <DigestValue>XecVzTYQhI1h/9JJKPIvdFxPBVY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hIcneyFhaqCtmf+onQ5q8kK2GA4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ObjectReplacements/Object%201">
        <DigestMethod Algorithm="http://www.w3.org/2000/09/xmldsig#sha1"/>
        <DigestValue>xQeZ6egrN0RPyH106GK5hQw/BVo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SumkbFuHjLbFJLGBvfismnzjdkQ=</DigestValue>
      </Reference>
      <Reference URI="Object%201/content.xml">
        <Transforms>
          <Transform Algorithm="http://www.w3.org/TR/2001/REC-xml-c14n-20010315"/>
        </Transforms>
        <DigestMethod Algorithm="http://www.w3.org/2000/09/xmldsig#sha1"/>
        <DigestValue>w+hhwfozDcsk7UCY2wtc5Tz2gY8=</DigestValue>
      </Reference>
      <Reference URI="Object%201/settings.xml">
        <Transforms>
          <Transform Algorithm="http://www.w3.org/TR/2001/REC-xml-c14n-20010315"/>
        </Transforms>
        <DigestMethod Algorithm="http://www.w3.org/2000/09/xmldsig#sha1"/>
        <DigestValue>fTMbKTw2lS+kfcYB7aJ3hvwjm/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jvV5lqp3+r09Y3dAxAYWtUM0JQ=</DigestValue>
      </Reference>
      <Reference URI="Thumbnails/thumbnail.png">
        <DigestMethod Algorithm="http://www.w3.org/2000/09/xmldsig#sha1"/>
        <DigestValue>CFHY7lYIYlsMSTbjF6HI5AQHnR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VHHOxIuZLJOltI7k2aerjkhmpo=</DigestValue>
      </Reference>
      <Reference URI="#ID_0074000d001c0084002b008a0041003600b100d600f8000200f90003000000ce">
        <DigestMethod Algorithm="http://www.w3.org/2000/09/xmldsig#sha1"/>
        <DigestValue>9gj2YrgmcwxE0goZtwdLfygmhLY=</DigestValue>
      </Reference>
    </SignedInfo>
    <SignatureValue>H1RlA7trtgguHadMDOMuZtFWLYjFs/HMXuwH6dMW2G9P0LCVjujL9XTLBEOrHPLD
qLbKZVb5yu/Yrt0DGq7mXQPnmYiT0+ai6Bon3oWzjhQfqzCrTgB5pSDYMwkTTCZM
KzqqRMgGQfQC9BYUufNkVoIQkRtYC1W+BlP8s4xZrbQ=</SignatureValue>
    <KeyInfo>
      <X509Data>
        <X509IssuerSerial>
          <X509IssuerName>CN=Good CA, O=Test Certificates, 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74000d001c0084002b008a0041003600b100d600f8000200f90003000000ce" Target="#ID_008a004200fc004e00c100a4004a00a400a400fc0070008200c100f20045006e">
          <dc:date xmlns:dc="http://purl.org/dc/elements/1.1/">2009-08-28T16:59:29,32</dc:date>
        </SignatureProperty>
      </Signature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cc00f20088001100ed006f004100b300ba005d00f7005c00f700b300de00f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XecVzTYQhI1h/9JJKPIvdFxPBVY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hIcneyFhaqCtmf+onQ5q8kK2GA4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980002002300e30092009e004a00f8008400ed00a2007f005700dd00c4008b">
        <DigestMethod Algorithm="http://www.w3.org/2000/09/xmldsig#sha1"/>
        <DigestValue>xpXZH99v3699+scJ1cLxe92tXrc=</DigestValue>
      </Reference>
    </SignedInfo>
    <SignatureValue>omGJPq7ZYBI9zEMKg3Ts1Xzj92iTF8ZYb4SgIoqKPHwjk16LjyE0Nfor4J2ZXwaR
J1NzLQoN8LGdrQkuXTq0+rmgCC8EGhmSDVoR8AF4+JoCuiQBTCnfkhQzvZzFUWIZ
frMhHV9SRER/hTeyO/CfsQWhNLuJVsgC7EDwfL8/1oc=</SignatureValue>
    <KeyInfo>
      <X509Data>
        <X509IssuerSerial>
          <X509IssuerName>CN=Good CA, O=Test Certificates, 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980002002300e30092009e004a00f8008400ed00a2007f005700dd00c4008b" Target="#ID_00cc00f20088001100ed006f004100b300ba005d00f7005c00f700b300de00f2">
          <dc:date xmlns:dc="http://purl.org/dc/elements/1.1/">2009-08-28T16:59:23,23</dc:date>
        </SignatureProperty>
      </SignatureProperties>
    </Object>
  </Signature>
</document-signatures>
</file>

<file path=Object 1/content.xml><?xml version="1.0" encoding="utf-8"?>
<math xmlns="http://www.w3.org/1998/Math/MathML">
  <semantics>
    <mrow>
      <mrow>
        <mrow>
          <mo>□</mo>
          <mi mathvariant="normal">⋅</mi>
          <mo>□</mo>
        </mrow>
        <mi mathvariant="normal">×</mi>
        <mo>□</mo>
      </mrow>
      <mi mathvariant="normal">×</mi>
      <mo>□</mo>
    </mrow>
    <annotation encoding="StarMath 5.0">&lt;?&gt; cdot &lt;?&gt;  times &lt;?&gt;  times &lt;?&gt; </annotation>
  </semantics>
</math>
</file>